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transparent"/>
      <style:text-properties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43"/>
    <style:style style:name="ce14" style:family="table-cell" style:parent-style-name="Default" style:data-style-name="N143">
      <style:text-properties fo:font-weight="bold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_IO</text:p>
          </table:table-cell>
          <table:table-cell table:style-name="ce1" office:value-type="string">
            <text:p>E_Matrix</text:p>
          </table:table-cell>
          <table:table-cell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6]-(SUM([.D6:.I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9]-(SUM([.D9:.I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1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3]-(SUM([.D33:.I33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4]-(SUM([.D34:.I3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5]-(SUM([.D35:.I3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6]-(SUM([.D36:.I3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7]-(SUM([.D37:.I3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8]-(SUM([.D38:.I3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39]-(SUM([.D39:.I3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0]-(SUM([.D40:.I4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4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3" table:formula="oooc:=[.C46]-(SUM([.D46:.I46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3" table:formula="oooc:=[.C49]-(SUM([.D49:.I49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50]-(SUM([.D50:.I5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3" table:formula="oooc:=[.C51]-(SUM([.D51:.I5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ry us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10/04/2008</text:date>, <text:time>13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6-21T12:43:23</meta:creation-date>
    <dc:date>2008-04-10T13:06:36</dc:date>
    <dc:language>en-US</dc:language>
    <meta:editing-cycles>13</meta:editing-cycles>
    <meta:editing-duration>PT2H25M20S</meta:editing-duration>
    <meta:user-defined meta:name="Info 1"/>
    <meta:user-defined meta:name="Info 2"/>
    <meta:user-defined meta:name="Info 3"/>
    <meta:user-defined meta:name="Info 4"/>
    <meta:document-statistic meta:table-count="2" meta:cell-count="227"/>
  </office:meta>
</office:document-meta>
</file>